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Hindi1" svg:font-family="'Lohit Hindi'"/>
    <style:font-face style:name="Nimbus Sans L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984cm"/>
    </style:style>
    <style:style style:name="Tableau1.B" style:family="table-column">
      <style:table-column-properties style:column-width="5.159cm"/>
    </style:style>
    <style:style style:name="Tableau1.D" style:family="table-column">
      <style:table-column-properties style:column-width="4.7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/>
      <style:text-properties fo:color="#000000" fo:language="en" fo:country="GB" officeooo:paragraph-rsid="001d138d"/>
    </style:style>
    <style:style style:name="P2" style:family="paragraph" style:parent-style-name="Standard">
      <style:paragraph-properties fo:text-align="justify" style:justify-single-word="false"/>
      <style:text-properties fo:color="#000000" fo:language="en" fo:country="GB" officeooo:paragraph-rsid="001d138d"/>
    </style:style>
    <style:style style:name="P3" style:family="paragraph" style:parent-style-name="Standard">
      <style:text-properties fo:color="#000000" fo:language="en" fo:country="GB" officeooo:paragraph-rsid="001d138d"/>
    </style:style>
    <style:style style:name="P4" style:family="paragraph" style:parent-style-name="Standard">
      <style:text-properties fo:language="en" fo:country="GB" officeooo:paragraph-rsid="001d138d"/>
    </style:style>
    <style:style style:name="P5" style:family="paragraph" style:parent-style-name="Text_20_body">
      <style:paragraph-properties fo:text-align="justify" style:justify-single-word="false"/>
      <style:text-properties fo:color="#000000" fo:language="en" fo:country="GB" officeooo:paragraph-rsid="001d138d"/>
    </style:style>
    <style:style style:name="P6" style:family="paragraph" style:parent-style-name="Text_20_body">
      <style:paragraph-properties fo:text-align="start" style:justify-single-word="false"/>
      <style:text-properties fo:color="#000000" fo:language="en" fo:country="GB" fo:font-weight="normal" officeooo:paragraph-rsid="001d138d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color="#000000" fo:language="en" fo:country="GB" fo:font-weight="normal" officeooo:rsid="001d93ed" officeooo:paragraph-rsid="001d93ed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color="#000000" fo:language="en" fo:country="GB" fo:font-weight="normal" officeooo:rsid="001d93ed" officeooo:paragraph-rsid="001d93ed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color="#000000" fo:language="en" fo:country="GB" fo:font-weight="normal" officeooo:paragraph-rsid="001d138d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color="#000000" fo:language="en" fo:country="GB" officeooo:rsid="001d93ed" officeooo:paragraph-rsid="001d93ed"/>
    </style:style>
    <style:style style:name="P11" style:family="paragraph" style:parent-style-name="Text_20_body">
      <style:paragraph-properties fo:text-align="start" style:justify-single-word="false"/>
      <style:text-properties fo:color="#000000" fo:language="en" fo:country="GB" officeooo:paragraph-rsid="001d138d"/>
    </style:style>
    <style:style style:name="P12" style:family="paragraph" style:parent-style-name="Standard">
      <style:paragraph-properties fo:text-align="justify" style:justify-single-word="false"/>
      <style:text-properties fo:color="#000000" fo:language="en" fo:country="GB" officeooo:paragraph-rsid="001d138d"/>
    </style:style>
    <style:style style:name="P13" style:family="paragraph" style:parent-style-name="Text_20_body" style:list-style-name="">
      <style:paragraph-properties fo:text-align="justify" style:justify-single-word="false"/>
      <style:text-properties fo:color="#000000" fo:language="en" fo:country="GB" officeooo:rsid="001d138d" officeooo:paragraph-rsid="001d138d"/>
    </style:style>
    <style:style style:name="P14" style:family="paragraph" style:parent-style-name="Text_20_body" style:list-style-name="">
      <style:paragraph-properties fo:text-align="justify" style:justify-single-word="false"/>
      <style:text-properties fo:color="#000000" fo:language="en" fo:country="GB" officeooo:paragraph-rsid="001d138d"/>
    </style:style>
    <style:style style:name="P15" style:family="paragraph" style:parent-style-name="Text_20_body">
      <style:paragraph-properties fo:text-align="center" style:justify-single-word="false"/>
      <style:text-properties fo:color="#000000" fo:language="en" fo:country="GB" fo:font-weight="normal" officeooo:rsid="00204e08" officeooo:paragraph-rsid="00204e08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color="#000000" fo:language="en" fo:country="GB" officeooo:rsid="00204e08" officeooo:paragraph-rsid="00204e08"/>
    </style:style>
    <style:style style:name="P17" style:family="paragraph" style:parent-style-name="Text_20_body">
      <style:paragraph-properties fo:text-align="center" style:justify-single-word="false"/>
      <style:text-properties fo:color="#000000" fo:language="en" fo:country="GB" officeooo:rsid="00219ac0" officeooo:paragraph-rsid="00219ac0"/>
    </style:style>
    <style:style style:name="P18" style:family="paragraph" style:parent-style-name="Heading_20_1" style:list-style-name="">
      <style:paragraph-properties fo:text-align="justify" style:justify-single-word="false"/>
      <style:text-properties fo:color="#000000" fo:language="en" fo:country="GB" officeooo:paragraph-rsid="001d138d"/>
    </style:style>
    <style:style style:name="P19" style:family="paragraph" style:parent-style-name="Heading_20_3" style:list-style-name="">
      <style:paragraph-properties fo:text-align="justify" style:justify-single-word="false"/>
      <style:text-properties fo:color="#000000" fo:language="en" fo:country="GB" officeooo:paragraph-rsid="001d138d"/>
    </style:style>
    <style:style style:name="T1" style:family="text">
      <style:text-properties style:font-name="DejaVu Sans Mono" fo:font-size="10pt"/>
    </style:style>
    <style:style style:name="T2" style:family="text">
      <style:text-properties officeooo:rsid="001d138d"/>
    </style:style>
    <style:style style:name="T3" style:family="text">
      <style:text-properties officeooo:rsid="0022b323"/>
    </style:style>
    <style:style style:name="T4" style:family="text">
      <style:text-properties officeooo:rsid="0023a5f8"/>
    </style:style>
    <style:style style:name="T5" style:family="text">
      <style:text-properties officeooo:rsid="002555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SEP # <text:span text:style-name="T2">94</text:span>: Modification of <text:span text:style-name="T2">strtod</text:span> function <text:s/>profile</text:h>
      <text:p text:style-name="P1"/>
      <text:p text:style-name="P2"/>
      <text:p text:style-name="P2">Title: Modification of <text:span text:style-name="T2">strtod</text:span> function profile</text:p>
      <text:p text:style-name="P2">Version: 1.0</text:p>
      <text:p text:style-name="P2">Author: Charlotte Hecquet, Scilab-Enterprises</text:p>
      <text:p text:style-name="P2">Review:</text:p>
      <text:p text:style-name="P2">Commented:</text:p>
      <text:p text:style-name="P2">State: DRAFT</text:p>
      <text:p text:style-name="P2">Scilab-Version: Scilab 5.<text:span text:style-name="T2">5</text:span>.x</text:p>
      <text:p text:style-name="P2">Vote: No</text:p>
      <text:p text:style-name="P2">Created: <text:span text:style-name="T2">April</text:span> <text:span text:style-name="T2">9</text:span>th, 2013</text:p>
      <text:p text:style-name="P1"/>
      <text:p text:style-name="P2"/>
      <text:h text:style-name="P19" text:outline-level="3">Abstract</text:h>
      <text:p text:style-name="P2">The aim of this SEP is to motivate the addition of an optional input argument to the <text:span text:style-name="T2">strtod</text:span> function.</text:p>
      <text:p text:style-name="P2"/>
      <text:h text:style-name="P19" text:outline-level="3">Rationale</text:h>
      <text:h text:style-name="P13" text:outline-level="3">Function strtod parses the string input, interpreting its content as a floating point number and returns its value as a real. A bug (#5073) has been reported about the fact that strtod should propose an option to specify the decimal separator (<text:span text:style-name="T4">"</text:span>,<text:span text:style-name="T4">"</text:span> or <text:span text:style-name="T4">"</text:span>.<text:span text:style-name="T4">"</text:span>). <text:span text:style-name="T3">In fact, the user was compelled to run a substr(str, </text:span><text:span text:style-name="T4">","</text:span><text:span text:style-name="T3">, </text:span><text:span text:style-name="T4">"</text:span><text:span text:style-name="T3">.</text:span><text:span text:style-name="T4">"</text:span><text:span text:style-name="T3">) for every data read from usual </text:span><text:span text:style-name="T4">F</text:span><text:span text:style-name="T3">rench CSV files. </text:span>So, <text:span text:style-name="T3">to satisfy all users,</text:span> an optional argument has been added to choose the decimal separator <text:span text:style-name="T5">(with point as decimal separator set by default).</text:span></text:h>
      <text:h text:style-name="P13" text:outline-level="3"/>
      <text:h text:style-name="P14" text:outline-level="3">The possible calling sequences become:</text:h>
      <text:h text:style-name="P14" text:outline-level="3"><text:s text:c="6"/><text:span text:style-name="T2">d = strtod(str) </text:span></text:h>
      <text:h text:style-name="P14" text:outline-level="3"><text:s text:c="6"/><text:span text:style-name="T2">d = strtod(str [,decimalseparator])</text:span></text:h>
      <text:h text:style-name="P13" text:outline-level="3"><text:s text:c="6"/>[d, endstr] = strtod(str)</text:h>
      <text:h text:style-name="P14" text:outline-level="3"><text:s text:c="6"/><text:span text:style-name="T2">[d, endstr] = strtod(str [,decimalseparator])</text:span></text:h>
      <text:h text:style-name="P14" text:outline-level="3"/>
      <text:h text:style-name="P19" text:outline-level="3">Example Usage</text:h>
      <text:p text:style-name="P6"/>
      <text:p text:style-name="P7">Command 1 : <text:bookmark-start text:name="__DdeLink__146_1465113760"/><text:bookmark-start text:name="__DdeLink__587_1465113760"/><text:bookmark-start text:name="__DdeLink__591_1465113760"/>[d, endstr] = strtod([" 0.1 point","3,2 comma"])<text:bookmark-end text:name="__DdeLink__146_1465113760"/><text:bookmark-end text:name="__DdeLink__587_1465113760"/><text:bookmark-end text:name="__DdeLink__591_1465113760"/></text:p>
      <text:p text:style-name="P7">Command 2 : <text:bookmark-start text:name="__DdeLink__597_1465113760"/>[d, endstr] = strtod([" 0.1 point","3,2 comma"], ".")<text:bookmark-end text:name="__DdeLink__597_1465113760"/></text:p>
      <text:p text:style-name="P7">Command 3 : <text:bookmark-start text:name="__DdeLink__148_1465113760"/><text:bookmark-start text:name="__DdeLink__599_1465113760"/>[d, endstr] = strtod([" 0.1 point","3,2 comma"],",")<text:bookmark-end text:name="__DdeLink__148_1465113760"/><text:bookmark-end text:name="__DdeLink__599_1465113760"/></text:p>
      <text:p text:style-name="P7"/>
      <text:p text:style-name="P6"/>
      <text:p text:style-name="P6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ext:soft-page-break/>
        <table:table-row>
          <table:table-cell table:style-name="Tableau1.A1" office:value-type="string">
            <text:p text:style-name="P9">Command</text:p>
          </table:table-cell>
          <table:table-cell table:style-name="Tableau1.A1" office:value-type="string">
            <text:p text:style-name="P8">1</text:p>
          </table:table-cell>
          <table:table-cell table:style-name="Tableau1.A1" office:value-type="string">
            <text:p text:style-name="P8">2</text:p>
          </table:table-cell>
          <table:table-cell table:style-name="Tableau1.D1" office:value-type="string">
            <text:p text:style-name="P10">3</text:p>
          </table:table-cell>
        </table:table-row>
        <table:table-row>
          <table:table-cell table:style-name="Tableau1.A2" office:value-type="string">
            <text:p text:style-name="P8">d</text:p>
          </table:table-cell>
          <table:table-cell table:style-name="Tableau1.A2" office:value-type="string">
            <text:p text:style-name="P15"><text:bookmark-start text:name="__DdeLink__593_1465113760"/>[0.1 3]<text:bookmark-end text:name="__DdeLink__593_1465113760"/></text:p>
          </table:table-cell>
          <table:table-cell table:style-name="Tableau1.A2" office:value-type="string">
            <text:p text:style-name="P16">[0.1 3]</text:p>
          </table:table-cell>
          <table:table-cell table:style-name="Tableau1.D2" office:value-type="string">
            <text:p text:style-name="P17"><text:bookmark-start text:name="__DdeLink__601_1465113760"/>[0 3.2]<text:bookmark-end text:name="__DdeLink__601_1465113760"/></text:p>
          </table:table-cell>
        </table:table-row>
        <table:table-row>
          <table:table-cell table:style-name="Tableau1.A2" office:value-type="string">
            <text:p text:style-name="P8">endstr</text:p>
          </table:table-cell>
          <table:table-cell table:style-name="Tableau1.A2" office:value-type="string">
            <text:p text:style-name="P15"><text:bookmark-start text:name="__DdeLink__589_1465113760"/><text:bookmark-start text:name="__DdeLink__595_1465113760"/>[" point" ",2 comma"]<text:bookmark-end text:name="__DdeLink__589_1465113760"/><text:bookmark-end text:name="__DdeLink__595_1465113760"/></text:p>
          </table:table-cell>
          <table:table-cell table:style-name="Tableau1.A2" office:value-type="string">
            <text:p text:style-name="P15">[" point" ",2 comma"]</text:p>
          </table:table-cell>
          <table:table-cell table:style-name="Tableau1.D2" office:value-type="string">
            <text:p text:style-name="P17"><text:bookmark-start text:name="__DdeLink__603_1465113760"/>[".1 point" " comma"]<text:bookmark-end text:name="__DdeLink__603_1465113760"/></text:p>
          </table:table-cell>
        </table:table-row>
      </table:table>
      <text:p text:style-name="P11"/>
      <text:p text:style-name="P5"/>
      <text:p text:style-name="P5"><text:s/>Changelog</text:p>
      <text:p text:style-name="P5"><text:tab/><text:span text:style-name="T1">1.0 – Initial Version </text:span></text:p>
      <text:h text:style-name="P19" text:outline-level="3">Copyright</text:h>
      <text:p text:style-name="P3"><text:tab/>This document has been placed under the license CeCILL-B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 Mono" svg:font-family="'DejaVu Sans Mono'"/>
    <style:font-face style:name="Lohit Hindi1" svg:font-family="'Lohit Hindi'"/>
    <style:font-face style:name="Nimbus Sans L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next-style-name="Text_20_body" style:class="text">
      <style:paragraph-properties fo:margin-top="0.423cm" fo:margin-bottom="0.212cm" style:contextual-spacing="false" style:writing-mode="page"/>
      <style:text-properties style:font-name="Nimbus Sans L" fo:font-size="16.1000003814697pt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contextual-spacing="false" style:writing-mode="page"/>
      <style:text-properties style:font-name="Nimbus Sans L" fo:font-size="14pt" fo:font-weight="bold" style:letter-kerning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otte Hecquet</meta:initial-creator>
    <meta:creation-date>2013-04-09T14:29:30</meta:creation-date>
    <dc:date>2013-04-09T16:24:28</dc:date>
    <dc:creator>Charlotte Hecquet</dc:creator>
    <meta:editing-duration>PT31M8S</meta:editing-duration>
    <meta:editing-cycles>9</meta:editing-cycles>
    <meta:generator>LibreOffice/3.6$Linux_X86_64 LibreOffice_project/360m1$Build-101</meta:generator>
    <meta:document-statistic meta:table-count="1" meta:image-count="0" meta:object-count="0" meta:page-count="2" meta:paragraph-count="39" meta:word-count="211" meta:character-count="1458" meta:non-whitespace-character-count="1094"/>
  </office:meta>
</office:document-meta>
</file>